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d04" officeooo:paragraph-rsid="0001dd04"/>
    </style:style>
    <style:style style:name="P2" style:family="paragraph" style:parent-style-name="Standard">
      <style:text-properties officeooo:rsid="00034a4f" officeooo:paragraph-rsid="00034a4f"/>
    </style:style>
    <style:style style:name="P3" style:family="paragraph" style:parent-style-name="Standard">
      <style:text-properties officeooo:rsid="00034a4f" officeooo:paragraph-rsid="00034a4f"/>
    </style:style>
    <style:style style:name="T1" style:family="text">
      <style:text-properties officeooo:rsid="0001dd04"/>
    </style:style>
    <style:style style:name="T2" style:family="text">
      <style:text-properties officeooo:rsid="0004d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0: </text:span><text:bookmark-start text:name="__DdeLink__34_1664227891"/>-0.0776 <text:s text:c="3"/>0.0324 <text:s text:c="3"/>1.7619 <text:s text:c="2"/>-0.1587 <text:s text:c="8"/>0<text:bookmark-end text:name="__DdeLink__34_1664227891"/></text:p>
      <text:p text:style-name="Standard"/>
      <text:p text:style-name="Standard"><text:span text:style-name="T1">P1: </text:span>-0.0776 <text:s text:c="3"/>0.0326 <text:s text:c="3"/>1.3134 <text:s text:c="3"/>0.2900 <text:s text:c="8"/>0</text:p>
      <text:p text:style-name="Standard"/>
      <text:p text:style-name="P1">P2: 0.0776 <text:s text:c="3"/>0.0326 <text:s text:c="3"/>1.3134 <text:s text:c="3"/>0.2900 <text:s text:c="8"/>0</text:p>
      <text:p text:style-name="P1"/>
      <text:p text:style-name="P1">P3: -0.0776 <text:s text:c="3"/>0.0324 <text:s text:c="3"/>1.7619 <text:s text:c="2"/>-0.1587 <text:s text:c="8"/>0</text:p>
      <text:p text:style-name="P1"/>
      <text:p text:style-name="P1">P4: 0.0776 <text:s text:c="3"/>0.0324 <text:s text:c="3"/>1.7619 <text:s text:c="2"/>-0.1587 <text:s text:c="8"/>0</text:p>
      <text:p text:style-name="P1"/>
      <text:p text:style-name="P1">P5: -0.0776 <text:s text:c="3"/>0.0326 <text:s text:c="3"/>1.3134 <text:s text:c="3"/>0.2900 <text:s text:c="8"/>0</text:p>
      <text:p text:style-name="P1"/>
      <text:p text:style-name="P1">P6: 0 <text:s text:c="3"/>0.0964 <text:s text:c="3"/>1.0078 <text:s text:c="3"/>0.6594 <text:s text:c="8"/>0</text:p>
      <text:p text:style-name="P1"/>
      <text:p text:style-name="P2">P_oben: 0 <text:s text:c="3"/>0.4023 <text:s text:c="3"/>0.1851 <text:s text:c="3"/>1.0026 <text:s text:c="8"/>0 (- pi/4 nicht pi/2 bei theta4-Berechnung)</text:p>
      <text:p text:style-name="P2"/>
      <text:p text:style-name="P2"/>
      <text:p text:style-name="P2"><text:bookmark-start text:name="__DdeLink__39_1664227891"/><text:span text:style-name="T2">r_aussen = </text:span><text:bookmark-start text:name="__DdeLink__41_1664227891"/><text:bookmark-start text:name="__DdeLink__36_1664227891"/>sqrt((sqrt(x^2 + y^2) -l4*cos(psi))^2 + (z-147)^2)<text:bookmark-end text:name="__DdeLink__39_1664227891"/><text:bookmark-end text:name="__DdeLink__41_1664227891"/><text:bookmark-end text:name="__DdeLink__36_1664227891"/></text:p>
      <text:p text:style-name="P2"/>
      <text:p text:style-name="P2"/>
      <text:p text:style-name="P2">r_max=508 +33*sin(theta2)-217.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07:10.663286112</meta:creation-date>
    <dc:date>2021-11-16T11:25:54.478552157</dc:date>
    <meta:editing-duration>PT2H20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4" meta:character-count="532" meta:non-whitespace-character-count="345"/>
  </office:meta>
</office:document-meta>
</file>